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D000000188DB820369D30615F.png" manifest:media-type="image/png"/>
  <manifest:file-entry manifest:full-path="Pictures/100000000000014C0000001A92A9D70DE9DF1C0E.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cfa7" officeooo:paragraph-rsid="0012cfa7"/>
    </style:style>
    <style:style style:name="P2" style:family="paragraph" style:parent-style-name="Standard">
      <style:text-properties fo:font-size="15pt" officeooo:rsid="0012cfa7" officeooo:paragraph-rsid="0012cfa7" style:font-size-asian="15pt" style:font-size-complex="15pt"/>
    </style:style>
    <style:style style:name="P3" style:family="paragraph" style:parent-style-name="Standard">
      <style:text-properties officeooo:rsid="0013a0d1" officeooo:paragraph-rsid="0013a0d1"/>
    </style:style>
    <style:style style:name="P4" style:family="paragraph" style:parent-style-name="Standard">
      <style:text-properties officeooo:rsid="0014dbdd" officeooo:paragraph-rsid="0014dbd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Софтуеър мениджъри</text:p>
      <text:p text:style-name="P1"/>
      <text:p text:style-name="P1"/>
      <text:p text:style-name="P1">Линукс работи с така наречените системи за управление на софтуеър.</text:p>
      <text:p text:style-name="P1"/>
      <text:p text:style-name="P1">Това са инструменти с които ние можем да инсталираме и обновяваме дадени софтуеъри.</text:p>
      <text:p text:style-name="P1"/>
      <text:p text:style-name="P1">На английски те се наричат “package management systems” пакетно менижиращи системи, след като знаем като факт, че системите употребяват “пакети” които носят данните на дадените приложения. Използвайки системите за управление на софтуеър/пакети ние имаме надежден начин с който да инсталираме, обновим и премахнем софтуеър в системата.</text:p>
      <text:p text:style-name="P1"/>
      <text:p text:style-name="P1">Термини които трябва да знаем и разбираме:</text:p>
      <text:p text:style-name="P1"/>
      <text:p text:style-name="P1">Пакет (package) – файлов архив, съдържащ всички файлове нужни за инсталирането на определен софтуер (самото приложение, библиотеки и др.) и в повечето случаи инструкции за неговата инсталация.</text:p>
      <text:p text:style-name="P1"/>
      <text:p text:style-name="P1">Пакетни зависимости (package dependencies) – за да бъде инсталиран/стартиран софтуера от</text:p>
      <text:p text:style-name="P1">даден пакет често е нужно да бъдат инсталирани други пакети от които зависи неговата работа.</text:p>
      <text:p text:style-name="P1"/>
      <text:p text:style-name="P1">Пакетни формати (package formats) – Slackware tarball архиви, Red Hat RPM и Debian DPKG</text:p>
      <text:p text:style-name="P1">Мениджър на пакети (package manager) – осъществява инсталацията на софтуера – изтегля</text:p>
      <text:p text:style-name="P1">пакетите от хранилищата (repositories) , открива зависимостите (dependencies) и ги инсталира на системата. Управлява обновленията и изтрива пакети.</text:p>
      <text:p text:style-name="P1"/>
      <text:p text:style-name="P1">Хранилища на пакети (package repositories) – преди да могат да бъдат инсталирани пакетите</text:p>
      <text:p text:style-name="P1">трябва да са налични в хранилища (CD/DVD или онлайн).</text:p>
      <text:p text:style-name="P1"/>
      <text:p text:style-name="P1"/>
      <text:p text:style-name="P3">В убунту за да инсталирате, обновявате и премахвате пакети ползвате:</text:p>
      <text:p text:style-name="P4"/>
      <text:p text:style-name="P4">С <text:span text:style-name="T1">update</text:span> командата в комбинация с <text:span text:style-name="T1">apt</text:span> вие опреснявате вашата машина с онлайн хранилищата и зависимостите за да може да проверите дали машината има пакети които трябва да бъдат обновени и инсталирани.</text:p>
      <text:p text:style-name="P3"/>
      <text:p text:style-name="P4"><draw:frame draw:style-name="fr1" draw:name="Image1" text:anchor-type="char" svg:x="0.0134in" svg:y="0in" svg:width="4.0209in" svg:height="0.2701in" draw:z-index="0"><draw:image xlink:href="Pictures/100000000000014C0000001A92A9D70DE9DF1C0E.png" xlink:type="simple" xlink:show="embed" xlink:actuate="onLoad" loext:mime-type="image/png"/></draw:frame><text:s/></text:p>
      <text:p text:style-name="P4"/>
      <text:p text:style-name="P4"/>
      <text:p text:style-name="P4">С <text:span text:style-name="T1">upgrade </text:span><text:span text:style-name="T2">командата в комбинация с </text:span><text:span text:style-name="T1">apt </text:span><text:span text:style-name="T2">вие обновявате всеки пакет и инсталирате директно.</text:span></text:p>
      <text:p text:style-name="P4"><text:span text:style-name="T2"/></text:p>
      <text:p text:style-name="P4"><draw:frame draw:style-name="fr1" draw:name="Image2" text:anchor-type="char" svg:x="0.0366in" svg:y="0in" svg:width="4.1402in" svg:height="0.2492in" draw:z-index="1"><draw:image xlink:href="Pictures/100000000000014D000000188DB820369D30615F.png" xlink:type="simple" xlink:show="embed" xlink:actuate="onLoad" loext:mime-type="image/png"/></draw:frame><text:span text:style-name="T2"/></text:p>
      <text:p text:style-name="P4"/>
      <text:p text:style-name="P4"/>
      <text:p text:style-name="P4">Когато искате да инсталирате пакет или да кажем приложение което вие нямате, но то също не фигурира в хранилищата които вашият дистрибутор притежава ще трябва да изпълните следната процедура от команди.</text:p>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1T17:33:11.171810787</meta:creation-date>
    <dc:date>2020-11-21T21:00:24.555538359</dc:date>
    <meta:editing-duration>PT3H6M33S</meta:editing-duration>
    <meta:editing-cycles>2</meta:editing-cycles>
    <meta:generator>LibreOffice/6.4.6.2$Linux_X86_64 LibreOffice_project/40$Build-2</meta:generator>
    <meta:document-statistic meta:table-count="0" meta:image-count="2" meta:object-count="0" meta:page-count="1" meta:paragraph-count="18" meta:word-count="278" meta:character-count="1935" meta:non-whitespace-character-count="1667"/>
  </office:meta>
</office:document-meta>
</file>